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paragraph-properties>
        <style:tab-stops>
          <style:tab-stop style:position="1.5661in"/>
        </style:tab-stops>
      </style:paragraph-properties>
    </style:style>
    <style:style style:name="P3" style:family="paragraph" style:parent-style-name="Standard" style:master-page-name="Standard">
      <style:paragraph-properties style:page-number="auto"/>
    </style:style>
    <style:style style:name="P4" style:family="paragraph" style:parent-style-name="Heading_20_1">
      <style:paragraph-properties fo:text-align="center" style:justify-single-word="false"/>
    </style:style>
    <style:style style:name="P5" style:family="paragraph" style:parent-style-name="List_20_Paragraph" style:list-style-name="WWNum1"/>
    <style:style style:name="P6" style:family="paragraph" style:parent-style-name="List_20_Paragraph">
      <style:text-properties fo:font-weight="bold" style:font-weight-asian="bold"/>
    </style:style>
    <style:style style:name="P7" style:family="paragraph" style:parent-style-name="Footer">
      <style:paragraph-properties fo:text-align="end" style:justify-single-word="false"/>
    </style:style>
    <style:style style:name="T1" style:family="text">
      <style:text-properties fo:font-size="24pt" style:font-size-asian="24pt" style:font-size-complex="24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officeooo:rsid="000d7bf6" style:font-style-asian="italic"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officeooo:rsid="000d7bf6"/>
    </style:style>
    <style:style style:name="T10" style:family="text">
      <style:text-properties officeooo:rsid="000f1e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
      <text:p text:style-name="Standard"/>
      <text:p text:style-name="Standard"/>
      <text:h text:style-name="P4" text:outline-level="1"/>
      <text:p text:style-name="P1"/>
      <text:h text:style-name="P4" text:outline-level="1"><text:span text:style-name="T1">Mike Torchia</text:span></text:h>
      <text:h text:style-name="P4" text:outline-level="1"><text:span text:style-name="T1">CSC 4420 Operating Systems</text:span></text:h>
      <text:h text:style-name="P4" text:outline-level="1"><text:span text:style-name="T1">Final Report</text:span></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h text:style-name="Heading_20_1" text:outline-level="1"><text:soft-page-break/>Introduction</text:h>
      <text:p text:style-name="Standard"/>
      <text:p text:style-name="Standard">As technology advances and more people gain a better understanding of these advancements, we begin to see an increase in the amount of different devices people use in their everyday lives to make things easier. Today it’s not uncommon for someone to have, a PC at home, smartphone, tablet and laptop. And with all of these different devices, a way to move data between them all becomes more in demand. That’s where cloud storages comes into play. With cloud storages systems, users can upload their data from anywhere (with an internet connection) to their cloud from one device and then download it later onto another device. Cloud storage isn’t just useful for synchronizing data between devices but also for raw storage. If a user finds themselves running low on data on their local machine they can purchase cloud data and then send files to the cloud for storage. But with this convenient method of data storage to an “off shore” files system comes the risk of security breach. Let’s say you upload some documents to your cloud with sensitive information on it. And then someone gets a hold of your log-in information and is able to fully view and download your files and possibly make changes <text:span text:style-name="T9">to them</text:span>. Depending on what sort of information is on those files, this sort of event could prove to be incredibly damaging. So being able to properly encrypt and decrypt files on cloud based files systems becomes a very high priority task. This report will explain the encryption/decryption method that was implemented into Amazons S3FS cloud based file system.</text:p>
      <text:p text:style-name="Standard"/>
      <text:h text:style-name="Heading_20_1" text:outline-level="1">Project Goals</text:h>
      <text:p text:style-name="Standard"/>
      <text:p text:style-name="Standard">For this project the goal was to take Amazons S3FS cloud file system and implement encryption and decryption methods into the code. When properly implemented, if a file were to be sent to the cloud from the users system, the file would automatically encrypt, and if the user were to access the file or download it locally, then the file would automatically decrypt for that user. In the browser, if someone were to try to view or download any of the files, they would remain encrypted. The way the encryption and decryption method is to be implemented is a library from openSSL called RC4. And for the encryption and decryption to work, a secret key must be passed into the RC4 functions and only the user who owns the file system will have access to that key. That’s why in the web browser the files stays encrypted; because it is never given the secret key.</text:p>
      <text:p text:style-name="Standard"/>
      <text:h text:style-name="Heading_20_1" text:outline-level="1">Software</text:h>
      <text:p text:style-name="Standard"/>
      <text:p text:style-name="Standard">In order to carry out this assigned task a handful of software packages and libraries must be installed. Listed below are the requirements and a brief descriptions of <text:soft-page-break/>each. <text:span text:style-name="T2">(A web browser is required to test code via web uploads and downloads but is not listed below because any browser will work)</text:span></text:p>
      <text:list xml:id="list7829164745485184565" text:style-name="WWNum1">
        <text:list-item>
          <text:p text:style-name="P5"><text:span text:style-name="T6">VMware Workstation 12 </text:span>– (Not required. See description) <text:span text:style-name="T7">VMware Workstation</text:span> is a hosted <text:a xlink:type="simple" xlink:href="https://en.wikipedia.org/wiki/Hypervisor">hypervisor</text:a> that runs on <text:a xlink:type="simple" xlink:href="https://en.wikipedia.org/wiki/X64">x64</text:a> versions of Windows and Linux operating systems<text:a xlink:type="simple" xlink:href="https://en.wikipedia.org/wiki/VMware_Workstation#cite_note-4"><text:span text:style-name="T8">[4]</text:span></text:a> (an <text:a xlink:type="simple" xlink:href="https://en.wikipedia.org/wiki/X86">x86</text:a> version of earlier releases was available);<text:a xlink:type="simple" xlink:href="https://en.wikipedia.org/wiki/VMware_Workstation#cite_note-sysreq-hostOS-3"><text:span text:style-name="T8">[3]</text:span></text:a> it enables users to set up <text:a xlink:type="simple" xlink:href="https://en.wikipedia.org/wiki/Virtual_machine">virtual machines</text:a> (VMs) on a single physical machine, and use them simultaneously along with the actual machine. Each virtual machine can execute its own <text:a xlink:type="simple" xlink:href="https://en.wikipedia.org/wiki/Operating_system">operating system</text:a>, including versions of <text:a xlink:type="simple" xlink:href="https://en.wikipedia.org/wiki/Microsoft_Windows">Microsoft Windows</text:a>, <text:a xlink:type="simple" xlink:href="https://en.wikipedia.org/wiki/Linux">Linux</text:a>, <text:a xlink:type="simple" xlink:href="https://en.wikipedia.org/wiki/BSD">BSD</text:a>, and <text:a xlink:type="simple" xlink:href="https://en.wikipedia.org/wiki/MS-DOS">MS-DOS</text:a>. VMware Workstation is developed and sold by <text:a xlink:type="simple" xlink:href="https://en.wikipedia.org/wiki/VMware,_Inc.">VMware, Inc.</text:a>, a division of <text:a xlink:type="simple" xlink:href="https://en.wikipedia.org/wiki/EMC_Corporation">EMC Corporation</text:a>. An operating systems license is needed to use proprietary ones such as Windows. Ready-made Linux VMs set up for different purposes are available. <text:span text:style-name="T2">(</text:span><text:span text:style-name="citation_5f_text"><text:span text:style-name="T2">"VMware Workstation." </text:span></text:span><text:span text:style-name="citation_5f_text"><text:span text:style-name="T3">Wikipedia</text:span></text:span><text:span text:style-name="citation_5f_text"><text:span text:style-name="T2">. Wikimedia Foundation, n.d. Web. 30 Apr. 2016.</text:span></text:span><text:span text:style-name="citation_5f_text">). </text:span><text:span text:style-name="citation_5f_text"><text:span text:style-name="T4">If you are familiar with dual booting operati</text:span></text:span><text:span text:style-name="citation_5f_text"><text:span text:style-name="T5">ng</text:span></text:span><text:span text:style-name="citation_5f_text"><text:span text:style-name="T4"> systems you won’t need this. I was not familiar with that process so I used this</text:span></text:span></text:p>
        </text:list-item>
        <text:list-item>
          <text:p text:style-name="P5"><text:span text:style-name="T6">Ubuntu </text:span>- <text:s/>is a <text:a xlink:type="simple" xlink:href="https://en.wikipedia.org/wiki/Debian">Debian</text:a>-based <text:a xlink:type="simple" xlink:href="https://en.wikipedia.org/wiki/Linux">Linux</text:a> <text:a xlink:type="simple" xlink:href="https://en.wikipedia.org/wiki/Operating_system">operating system</text:a> and <text:a xlink:type="simple" xlink:href="https://en.wikipedia.org/wiki/Linux_distribution">distribution</text:a> for <text:a xlink:type="simple" xlink:href="https://en.wikipedia.org/wiki/Personal_computer">personal computers</text:a>, <text:a xlink:type="simple" xlink:href="https://en.wikipedia.org/wiki/Smartphone">smartphones</text:a> and <text:a xlink:type="simple" xlink:href="https://en.wikipedia.org/wiki/Network_servers">network servers</text:a>. It uses <text:a xlink:type="simple" xlink:href="https://en.wikipedia.org/wiki/Unity_%28user_interface%29">Unity</text:a> as its default <text:a xlink:type="simple" xlink:href="https://en.wikipedia.org/wiki/User_interface">user interface</text:a>. It is based on <text:a xlink:type="simple" xlink:href="https://en.wikipedia.org/wiki/Free_software">free software</text:a> and named after the Southern African philosophy of <text:a xlink:type="simple" xlink:href="https://en.wikipedia.org/wiki/Ubuntu_%28philosophy%29"><text:span text:style-name="T3">ubuntu</text:span></text:a> (literally, "human-ness"), which often is translated as "humanity towards others" or "the belief in a universal bond of sharing that connects all humanity". <text:span text:style-name="T2">(</text:span><text:span text:style-name="citation_5f_text"><text:span text:style-name="T2">"Ubuntu (operating System)." </text:span></text:span><text:span text:style-name="citation_5f_text"><text:span text:style-name="T3">Wikipedia</text:span></text:span><text:span text:style-name="citation_5f_text"><text:span text:style-name="T2">. Wikimedia Foundation, n.d. Web. 30 Apr. 2016.</text:span></text:span><text:span text:style-name="T2">)</text:span></text:p>
        </text:list-item>
        <text:list-item>
          <text:p text:style-name="P5"><text:span text:style-name="T6">Amazons S3FS 1.74 </text:span>– is a FUSE based file system. This is the package that allows the user to set up an interaction with their cloud file system. Using this package the user creates a “/mnt” directory locally that is connected to their Amazon cloud and allows file transfer through that. This is the package were the RC4 methods will be implemented to allow encryption and decryption.</text:p>
        </text:list-item>
        <text:list-item>
          <text:p text:style-name="P5"><text:span text:style-name="T6">FUSE 2.9.5 </text:span>– is a <text:a xlink:type="simple" xlink:href="https://en.wikipedia.org/wiki/Software_interface">software interface</text:a> for <text:a xlink:type="simple" xlink:href="https://en.wikipedia.org/wiki/Unix-like">Unix-like</text:a> computer <text:a xlink:type="simple" xlink:href="https://en.wikipedia.org/wiki/Operating_system">operating systems</text:a> that lets non-privileged users create their own <text:a xlink:type="simple" xlink:href="https://en.wikipedia.org/wiki/File_system">file systems</text:a> without editing <text:a xlink:type="simple" xlink:href="https://en.wikipedia.org/wiki/Kernel_%28computing%29">kernel</text:a> code. This is achieved by running file system code in <text:a xlink:type="simple" xlink:href="https://en.wikipedia.org/wiki/User_space">user space</text:a> while the FUSE module provides only a "bridge" to the actual kernel interfaces. <text:span text:style-name="T2">(</text:span><text:span text:style-name="citation_5f_text"><text:span text:style-name="T2">"Filesystem in Userspace." </text:span></text:span><text:span text:style-name="citation_5f_text"><text:span text:style-name="T3">Wikipedia</text:span></text:span><text:span text:style-name="citation_5f_text"><text:span text:style-name="T2">. Wikimedia Foundation, n.d. Web. 30 Apr. 2016)</text:span></text:span></text:p>
        </text:list-item>
        <text:list-item>
          <text:p text:style-name="P5"><text:span text:style-name="T6">OpenSSL 1.0.1s </text:span>– is a software library to be used in applications that need to secure communications against eavesdropping or need to ascertain the identity of the party at the other end. It has found wide use in internet web servers, serving a majority of all web sites. <text:span text:style-name="T2">(</text:span><text:span text:style-name="citation_5f_text"><text:span text:style-name="T2">"OpenSSL." </text:span></text:span><text:span text:style-name="citation_5f_text"><text:span text:style-name="T3">Wikipedia</text:span></text:span><text:span text:style-name="citation_5f_text"><text:span text:style-name="T2">. Wikimedia Foundation, n.d. Web. 30 Apr. 2016.</text:span></text:span><text:span text:style-name="T2">)</text:span></text:p>
          <text:list>
            <text:list-item>
              <text:p text:style-name="P5"><text:span text:style-name="T6">RC4</text:span> – RC4 generates a <text:a xlink:type="simple" xlink:href="https://en.wikipedia.org/wiki/Pseudo-random_number_generator">pseudorandom stream of bits</text:a> (a <text:a xlink:type="simple" xlink:href="https://en.wikipedia.org/wiki/Keystream">keystream</text:a>). As with any stream cipher, these can be used for encryption by combining it with the plaintext using bit-wise <text:a xlink:type="simple" xlink:href="https://en.wikipedia.org/wiki/Exclusive_or">exclusive-or</text:a>; decryption is performed the same way <text:span text:style-name="T2">(</text:span><text:span text:style-name="citation_5f_text"><text:span text:style-name="T2">"RC4." </text:span></text:span><text:span text:style-name="citation_5f_text"><text:span text:style-name="T3">- Wikipedia, the Free Encyclopedia</text:span></text:span><text:span text:style-name="citation_5f_text"><text:span text:style-name="T2">. N.p., n.d. Web. 30 Apr. 2016.</text:span></text:span><text:span text:style-name="T2">)</text:span></text:p>
            </text:list-item>
          </text:list>
        </text:list-item>
        <text:list-item>
          <text:p text:style-name="P5"><text:span text:style-name="T6">Code::Blocks </text:span>(Not required) – is a <text:a xlink:type="simple" xlink:href="https://en.wikipedia.org/wiki/Free_software">free</text:a>, <text:a xlink:type="simple" xlink:href="https://en.wikipedia.org/wiki/Open-source_software">open-source</text:a> <text:a xlink:type="simple" xlink:href="https://en.wikipedia.org/wiki/Cross-platform">cross-platform</text:a> <text:a xlink:type="simple" xlink:href="https://en.wikipedia.org/wiki/Integrated_development_environment">IDE</text:a> that supports multiple <text:a xlink:type="simple" xlink:href="https://en.wikipedia.org/wiki/Compilers">compilers</text:a> including <text:a xlink:type="simple" xlink:href="https://en.wikipedia.org/wiki/GNU_Compiler_Collection">GCC</text:a>, <text:a xlink:type="simple" xlink:href="https://en.wikipedia.org/wiki/Clang">Clang</text:a> and <text:a xlink:type="simple" xlink:href="https://en.wikipedia.org/wiki/Visual_C%2B%2B">Visual C++</text:a>. It is developed in <text:a xlink:type="simple" xlink:href="https://en.wikipedia.org/wiki/C%2B%2B">C++</text:a> using <text:a xlink:type="simple" xlink:href="https://en.wikipedia.org/wiki/WxWidgets">wxWidgets</text:a> as the <text:a xlink:type="simple" xlink:href="https://en.wikipedia.org/wiki/Graphical_user_interface">GUI</text:a> toolkit. Using a plugin <text:soft-page-break/>architecture, its capabilities and features are defined by the provided plugins. Currently, Code::Blocks is oriented towards <text:a xlink:type="simple" xlink:href="https://en.wikipedia.org/wiki/C_%28programming_language%29">C</text:a>, <text:a xlink:type="simple" xlink:href="https://en.wikipedia.org/wiki/C%2B%2B">C++</text:a>, and <text:a xlink:type="simple" xlink:href="https://en.wikipedia.org/wiki/Fortran">Fortran</text:a>. It has a custom <text:a xlink:type="simple" xlink:href="https://en.wikipedia.org/wiki/Build_automation">build system</text:a> and optional <text:a xlink:type="simple" xlink:href="https://en.wikipedia.org/wiki/Make_%28software%29">Make</text:a> support. <text:span text:style-name="T2">(</text:span><text:span text:style-name="citation_5f_text"><text:span text:style-name="T2">"Code::Blocks." </text:span></text:span><text:span text:style-name="citation_5f_text"><text:span text:style-name="T3">Wikipedia</text:span></text:span><text:span text:style-name="citation_5f_text"><text:span text:style-name="T2">. Wikimedia Foundation, n.d. Web. 30 Apr. 2016.</text:span></text:span><text:span text:style-name="T2">)</text:span></text:p>
        </text:list-item>
      </text:list>
      <text:p text:style-name="P6"/>
      <text:p text:style-name="P6"/>
      <text:h text:style-name="Heading_20_1" text:outline-level="1"/>
      <text:p text:style-name="Standard"/>
      <text:h text:style-name="Heading_20_1" text:outline-level="1">System Information</text:h>
      <text:p text:style-name="Standard"/>
      <text:p text:style-name="Standard">The system that I used to compete the assigned task was an Ubuntu 64 bit operation system that I ran using VMware Workshop 12. The virtual machine was configured to have 20 gigabytes of storage and 4 gigabytes of RAM, with 4 processor cores. The virtual machine was run on Windows 7 64 bit with 863 gigabytes of storage and 8 gigabytes of RAM, with an Intel i5-3570k Processor.</text:p>
      <text:p text:style-name="Standard"/>
      <text:h text:style-name="Heading_20_1" text:outline-level="1">Design and Integration</text:h>
      <text:p text:style-name="Standard"/>
      <text:p text:style-name="Standard">The first steps I took in my design process was to first try to fully examine both the s3fs and FUSE code packages. Before try to make any changes I wanted to get familiar with the code. At first glance the code seemed overwhelming. The lack of documentation in between FUSE and s3fs allowed for my brief run through of the code to be very unimpactful. I then ran a few preliminary tests to make sure everything worked correctly. I was able to successfully mount my bucket (using “df” to show if it is mounted or not), and move files to and from the bucket, while having the expected results show up in the S3 management web page. The next part of the design process was to find out how exactly data is being moved in the s3fs and FUSE code packages. The method that I planned to carry out to figure that information out was to inspect “s3fs.cpp” and “fuse.c” (as they were the main files for each package) and look for any relevant functions that may be involved in data movement. Once I had found those, I would plant trace evidence all over the function so that when the code ran I would, in theory, see the evidence I left in the execution. After scanning through the s3fs.cpp file I found a few functions like, s3fs_open, s3fs_read, and s3fs_write. Simply based on their names, these seemed like good functions to start placing trace information. While these were good staring places, the professor guided us to dig further into the functions to get a better understanding of how the data is moving. So the approach I took was to then use “Find declaration of: “ tool on all of the variables in each of the s3fs functions I mentioned above. What I found is that nearly all of the digging took me to the “fdchace.h” file. In that file there was 2 functions defined that seemed like excellent places to place information; FdEntity::Read and FdEntity::Write. While this is a very <text:soft-page-break/>simple concept, it proved to be a massive road block for me. The reason for that is because I had a misunderstanding on how to properly mount my bucket using code that I had changed. Each time I booted up my virtual machine I would mount my bucket using “sudo /usr/bin/s3fs torchiamike /mnt –o allow_other”. <text:span text:style-name="T2">(Using the executable in the src folder is the correct method)</text:span> This is incorrect because this mounts the bucket using the original s3fs code installed to /usr/bin/s3fs. So in my code I left countless “cout”, “printf”, and file stream objects in places I thought the code would be running and saw nothing each time I would run my tests. <text:span text:style-name="T2">(I left my trace info in the code so you can see where I looked)</text:span> It wasn’t until I got an email from the professor explaining that I need to mount my bucket using the new executable compiled from the code I changed, that I was finally able to see my trace evidence. Unfortunately this process went on for about a week and ate up a lot of my time. Once that issue was cleared up I was finally able to see the results of my trace evidence. I decided the best way to keep track of everything was to write what I wanted to see to a log file on my desktop (tracelog.txt). Once I had all of my file stream objects set up, I then would move files back and forth from my system to the mount and then inspect my trace file to see what functions are being called. Upon completion of my tests I notice that the code will first enter the s3fs function, read or write, and then will move to the read or write functions in the fdcache.cpp file. This confirmed to me that those read and write functions are the ones responsible for moving data to and from the mount. And with further examination of the read and write functions in fdcache.cpp, I noticed pre-written documentation stating “Writing” and “Reading” in each of the respective functions. With all of this information, it seemed that these two functions would be the place to implement the RC4 encryption/decryption.</text:p>
      <text:p text:style-name="Standard">The first step to implementing my security functions was to set up the key that would be used for encryption/deception. For the purpose of this assignment I decide to hard code the key at the beginning of the FdEntity::Read and FdEntity::Write. While that’s not good practice, it sufficed for this project. I then placed the actually RC4 function, in FdEntity::Write right after the program locks the mutex. My first run through with this new function in place gave me a few errors. But that was only because I need<text:span text:style-name="T9">ed</text:span> to type cas<text:span text:style-name="T9">t</text:span> the input and output buffers being passed into the RC4 function, to the right type; an easy solution. Once fixed, I was able to execute the code and achieve the encryption results that were expected. Both text files and images that were moved to the mount were encrypted and unreadable once there. The next step was to implement RC4 again, in FdEntity::Read, to allow for decryption. This phase of the project was much more difficult than others. At first I tried implementing RC4 in Read the same way I did in Write. So I set my key up and placed the function right after the mutex is locked. The problem was, when I was try to move a file from my mount to my desktop or open the file via command line it would remain encrypted. But if I were to move the same encrypted file back to the mount, when it passes thought the RC4 function in write again, it would decrypt. This led me to believe that something is being passed incorrectly to the RC4 function in Read. To remedy this problem I had my program write the bytes to my trace log before and after the RC4 function to try to see if, and how, they’re being processed. This ended up being somewhat of a dead-end. The way I was able to fix <text:soft-page-break/>this solution was simply by trial and error, by moving the function to different places in FdEntity::Read and to run my tests again. Eventually I was able to achieve decryption on my test file by placing the RC4 function right before “return rsize”. So now when I move my test file <text:span text:style-name="T2">(text file)</text:span> to the mount is shows as encrypted in the web browser and when I open the file via command line, or move it back to my Desktop, it is completely decrypted. Although this sounds complete, after more thorough tests I found that some images would only have a small chunk decrypted. This problem had me stumped for a few days. After asking around in class if anyone else had this same problem, one of my classmates suggested to me that I try moving the image to the mount and leaving a copy on my Desktop and to use the “cmp” command to compare the bytes of the files. The result of comparing the two files showed me that the file differs at byte number 4097, suggesting that decryption stops <text:span text:style-name="T2">(or fails)</text:span> after 4 KBs. With this new information I then went back to my code and had the program write the value of “size” and the value of “bytes” to my trace log, in both read and write functions to try to get a better understanding of how my files are being moved. What I saw was that when the file is being written to the mount it happens in 4 KB chunks. Depending on how big the image file was, when it was being written, s3fs appeared to call the write function multiple times, continuously writing 4 KB chunks to the mount, until all the bytes were written. But when the image file was trying to be opened to view, or being moved back to the Desktop, it was all being moved at once, in one massive chunk of bytes. What I was able to gather from that is two ideas: either RC4 only works in sizes up to 4KB or the way encryption and decryption happens is, it must be processed the same, both ways. Because s3fs is the one that is deciding how many bytes are being read, it seemed clear that encryption and decryption must be executed the same, both ways. I tried a few different way<text:span text:style-name="T9">s</text:span> but ultimately was unable to get the code to work correctly with images bigger than 4 KB. My first idea was to try to limit the size that was passed to the Read function to 4 KB. This was a very elementary idea that I abandoned shortly after thinking of it. My next approach was to create a loop in the Read function that call RC4 as many times as it needed. The logic behind this was to first divide the variable “size” by 4096. This would give the number of times my for loop would need to run. Then I would simply call RC4, passing a size of 4096. The result I got form this were the same failed decryption but in my trace file, were I had the bytes written to every loop, I was able to see it was printing the same string of bytes every iteration. I needed to have the loop iterate through the bytes on every loop by 4096. While this seemed like the right logic I was unable to correctly implement it. After working on that approach, I tried to work directly with the file itself rather than the bytes that I was working with before <text:span text:style-name="T2">(bytes that were being passed in the read function). </text:span>The logic was rather similar. I would read the first 4096 bytes of the file into a buffer. Then I would pass them to RC4 and have RC4 write the newly processed bytes to another buffer. I would then write that buffer back to the file. I would then loop that logic as many times as needed until the whole file was processed. This also produced that same results; failed decryption. I thought that it was possible, every time I worked directly with the file <text:span text:style-name="T2">(pread, pwrite, RC4) </text:span>that I would have to use the lseek function to move the iterator back, how every many spots it was just moved from. This did not work either because in my trace log, the return values of the lseek functions was a “-1”, indicating failure. </text:p>
      <text:p text:style-name="Standard"><text:soft-page-break/>After much trial and error working with both methods listed above, the finalized code will encrypt and decrypt any text file but only encrypt and decrypt image files smaller than 4 kilobytes. Anything bigger will only have the first 4 kilobytes decrypted. I believe that I have the proper understanding of why this failure happens and the correct steps to solve the problem but was unsuccessful in implementing them.</text:p>
      <text:p text:style-name="P2"/>
      <text:h text:style-name="Heading_20_1" text:outline-level="1">Implementation Details</text:h>
      <text:p text:style-name="Standard"/>
      <text:p text:style-name="Standard">Changes in the code can be seen in just about every file in s3fs, but that is only because of the trace evidence I left behind and they have very low impact on the way the code runs. (I left them in there to show where I’ve been) The major changes can all be seen in the fdcache.cpp file in the s3fs package. As stated above, FdEntity::Read and FdEntity::Write, are the two locations were all of the major changes took place. At the top of both functions <text:span text:style-name="T2">(line: 1019 in Read and line: 1193 in Write)</text:span> you’ll see my RC4_KEY variable along with the char array that holds the secret key and then the RC4_set_key function that creates my RC4_KEY. Then further down you’ll see a comment “Mike Torchia encryption/decryption” and below that you’ll see the RC4 function <text:span text:style-name="T2">(line: 1105 in Read and line: 1235 in Write)</text:span> used to carry out the security methods. Also if you look at the bottom of the Read function, below my RC4 decryption function <text:span text:style-name="T2">(line: 1111)</text:span> you’ll see, commented out, the two attempts I made at trying to get bigger images to properly decrypt.</text:p>
      <text:p text:style-name="Standard"/>
      <text:h text:style-name="Heading_20_1" text:outline-level="1"/>
      <text:p text:style-name="Standard"/>
      <text:h text:style-name="Heading_20_1" text:outline-level="1">Future Improvements</text:h>
      <text:p text:style-name="Standard"/>
      <text:p text:style-name="Standard">As I stated at the end of the “Design and Implementation” section, this code will only work correctly with images smaller than 4 KB. In realistic terms that’s not very practical. You would be hard pressed to find many images that I use in my everyday life, on the computer, that are smaller than 4KB. Based on that, one clear cut improvement that would be made is the ability to work with images bigger than 4KB. Like I said in previous sections, I believe I have the correct understanding of the problem and solution. Also I think a very useful improvement would be the storage and encryption of videos and music. I believe it would encounter the same problem as the images bigger than 4KB but I see that as having a lot of use for musicians who need a place to store unreleased content, or popular YouTube channels who need a place to store archived videos or unreleased content as well. Another thing to consider is to have the user enter in their secret key every time they upload and/or download something. There would be two sides to that implementation. One, is it might add another level of security to the files. If different <text:soft-page-break/>files had different security keys, then if someone were to get ahold of a key, it would<text:span text:style-name="T10">n't</text:span> grant global access to all of the files in the cloud. But the other side to that is the user would then have to properly manage all of their secret keys for each file, which could prove to be extremely counterproductive if they were to lose one.</text:p>
      <text:p text:style-name="Standard"/>
      <text:h text:style-name="Heading_20_1" text:outline-level="1">Summary</text:h>
      <text:p text:style-name="Standard"/>
      <text:p text:style-name="Standard">This project demonstrated to be quite a challenge compared to other projects and assignments I’ve had at Wayne State. It required quite a lot of testing and trial and error and sharp analytical skills. What this project has done most for me is to strengthen my ability to debug my program. Before this class almost all of my programming had been done in visual studio. And I think the tools that are available for the user in that IDE spoiled me. Because I wasn’t actually able to compile my code and debug it literally in Code::Blocks I had to use a method of writing to a log file and inspecting the results after the code was totally finished running. Where in visual studio I could see how things are moving and working in the middle of code execution. Without the method of using a log file to debug my program I wouldn’t have been able to make any progress on this. I also feel like I now have a solid foundation and understanding of how to use a Linux operating system, where before this class and project, it was totally foreign to me. Through the extensive testing I had to do in this assignment I feel very comfortable that, in the future, I could use the command line to achieve whatever I needed to do. Also, since I aspire to be a software developer later in my career, I think this was an excellent exercise. It provided me a chance to tackle the task of adding unfamiliar functionality to undocumented, unfamiliar code. I believe this will be a reoccurring scenario later in the workplace. I don’t expect to always be working with code that I’ve written or with code that has strong documentation, <text:span text:style-name="T10">but I'll need to find ways to make progress on the task I've been assigned</text:span>. And I think this project was a good simulation of what kind of work might go into a situation like that.<text:bookmark text:name="_GoBack"/></text:p>
      <text:p text:style-name="Standard">Wherever my career in computer science takes me I feel confident that this project will be something I frequently reference and use as my career progress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itation_5f_text" style:display-name="citation_text"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editing-cycles>17</meta:editing-cycles>
    <meta:creation-date>2016-04-26T18:49:00</meta:creation-date>
    <dc:date>2016-05-02T09:35:14.548143945</dc:date>
    <meta:editing-duration>PT11M</meta:editing-duration>
    <meta:generator>LibreOffice/4.2.8.2$Linux_X86_64 LibreOffice_project/420m0$Build-2</meta:generator>
    <meta:document-statistic meta:table-count="0" meta:image-count="0" meta:object-count="0" meta:page-count="8" meta:paragraph-count="30" meta:word-count="3738" meta:character-count="20987" meta:non-whitespace-character-count="172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